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4267"/>
    </style:style>
    <style:style style:name="P2" style:family="paragraph" style:parent-style-name="Standard">
      <style:text-properties officeooo:paragraph-rsid="0001e696"/>
    </style:style>
    <style:style style:name="P3" style:family="paragraph" style:parent-style-name="Standard">
      <style:text-properties officeooo:paragraph-rsid="000232be"/>
    </style:style>
    <style:style style:name="P4" style:family="paragraph" style:parent-style-name="Standard">
      <style:text-properties style:font-name="Liberation Sans" fo:font-size="13.3000001907349pt" fo:font-style="italic" fo:font-weight="bold" officeooo:paragraph-rsid="00014267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P5" style:family="paragraph" style:parent-style-name="Standard">
      <style:text-properties style:font-name="Liberation Sans" fo:font-size="13.3000001907349pt" fo:font-style="italic" fo:font-weight="bold" officeooo:paragraph-rsid="0001e696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P6" style:family="paragraph" style:parent-style-name="Text_20_body">
      <style:text-properties style:font-name="Liberation Sans" fo:font-size="16.1000003814697pt" fo:font-weight="bold" officeooo:rsid="00028047" officeooo:paragraph-rsid="00028047" style:font-name-asian="Microsoft YaHei" style:font-size-asian="16.1000003814697pt" style:font-weight-asian="bold" style:font-name-complex="Arial" style:font-size-complex="16.1000003814697pt" style:font-weight-complex="bold"/>
    </style:style>
    <style:style style:name="P7" style:family="paragraph" style:parent-style-name="Subtitle">
      <style:text-properties fo:color="#808080" style:font-name="Liberation Sans" fo:font-size="14.1000003814697pt" fo:font-weight="bold" officeooo:paragraph-rsid="00046ad1" style:font-name-asian="Microsoft YaHei" style:font-size-asian="14.1000003814697pt" style:font-weight-asian="bold" style:font-name-complex="Arial" style:font-size-complex="14.1000003814697pt" style:font-weight-complex="bold"/>
    </style:style>
    <style:style style:name="P8" style:family="paragraph" style:parent-style-name="Subtitle">
      <style:text-properties fo:color="#808080" style:font-name="Liberation Sans" fo:font-size="14.1000003814697pt" fo:font-weight="bold" officeooo:rsid="00028047" officeooo:paragraph-rsid="00028047" style:font-name-asian="Microsoft YaHei" style:font-size-asian="14.1000003814697pt" style:font-weight-asian="bold" style:font-name-complex="Arial" style:font-size-complex="14.1000003814697pt" style:font-weight-complex="bold"/>
    </style:style>
    <style:style style:name="P9" style:family="paragraph" style:parent-style-name="Heading_20_3">
      <style:text-properties officeooo:paragraph-rsid="00028047"/>
    </style:style>
    <style:style style:name="P10" style:family="paragraph" style:parent-style-name="Heading_20_3">
      <style:text-properties fo:color="#808080" style:font-name="Liberation Sans" fo:font-size="14.1000003814697pt" fo:font-weight="bold" style:font-name-asian="Microsoft YaHei" style:font-size-asian="14.1000003814697pt" style:font-weight-asian="bold" style:font-name-complex="Arial" style:font-size-complex="14.1000003814697pt" style:font-weight-complex="bold"/>
    </style:style>
    <style:style style:name="P11" style:family="paragraph" style:parent-style-name="Heading_20_3">
      <style:text-properties fo:color="#808080" style:font-name="Liberation Sans" fo:font-size="14.1000003814697pt" fo:font-weight="bold" officeooo:paragraph-rsid="00046ad1" style:font-name-asian="Microsoft YaHei" style:font-size-asian="14.1000003814697pt" style:font-weight-asian="bold" style:font-name-complex="Arial" style:font-size-complex="14.1000003814697pt" style:font-weight-complex="bold"/>
    </style:style>
    <style:style style:name="P12" style:family="paragraph" style:parent-style-name="Heading_20_3">
      <style:text-properties officeooo:paragraph-rsid="00046ad1"/>
    </style:style>
    <style:style style:name="P13" style:family="paragraph" style:parent-style-name="Heading_20_2">
      <style:text-properties officeooo:paragraph-rsid="00028047"/>
    </style:style>
    <style:style style:name="P14" style:family="paragraph" style:parent-style-name="Heading_20_2">
      <style:text-properties style:font-name="Liberation Sans" fo:font-size="16.1000003814697pt" fo:font-weight="bold" officeooo:paragraph-rsid="00028047" style:font-name-asian="Microsoft YaHei" style:font-size-asian="16.1000003814697pt" style:font-weight-asian="bold" style:font-name-complex="Arial" style:font-size-complex="16.1000003814697pt" style:font-weight-complex="bold"/>
    </style:style>
    <style:style style:name="T1" style:family="text">
      <style:text-properties officeooo:rsid="0001e696"/>
    </style:style>
    <style:style style:name="T2" style:family="text">
      <style:text-properties officeooo:rsid="000232be"/>
    </style:style>
    <style:style style:name="T3" style:family="text">
      <style:text-properties officeooo:rsid="00028047"/>
    </style:style>
    <style:style style:name="T4" style:family="text">
      <style:text-properties fo:color="#808080"/>
    </style:style>
    <style:style style:name="T5" style:family="text">
      <style:text-properties officeooo:rsid="00046a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itle">Continguts Requerits</text:p>
      <text:h text:style-name="P13" text:outline-level="2">Mòdul professional 2: bases de dade<text:span text:style-name="T3">s</text:span></text:h>
      <text:h text:style-name="Heading_20_3" text:outline-level="3">UF 1: introducció a les bases de dades </text:h>
      <text:h text:style-name="Heading_20_3" text:outline-level="3">UF 2: llenguatges SQL: DML i DDL. </text:h>
      <text:p text:style-name="P8">Altament recomanables:</text:p>
      <text:h text:style-name="P9" text:outline-level="3"><text:span text:style-name="T4">UF 3: llenguatges SQL: DCL i extensió procedimental</text:span></text:h>
      <text:h text:style-name="P10" text:outline-level="3">UF 4: bases de dades objecte-relacionals </text:h>
      <text:p text:style-name="P6"/>
      <text:p text:style-name="P6">Mòdul professional 3: programació </text:p>
      <text:h text:style-name="Heading_20_3" text:outline-level="3">UF 1: programació estructurada </text:h>
      <text:h text:style-name="Heading_20_3" text:outline-level="3"><text:span text:style-name="T5">U</text:span>F 2: disseny modular. </text:h>
      <text:h text:style-name="Heading_20_3" text:outline-level="3">UF 4: programació orientada a objectes (POO). Fonaments. </text:h>
      <text:h text:style-name="Heading_20_3" text:outline-level="3">UF 6: POO. Introducció a la persistència en BD. </text:h>
      <text:p text:style-name="P7"><text:span text:style-name="T3">A</text:span>ltament recomanable<text:span text:style-name="T3">s:</text:span></text:p>
      <text:h text:style-name="P11" text:outline-level="3">UF 3: fonaments de gestió de fitxers. </text:h>
      <text:h text:style-name="P11" text:outline-level="3">UF 5: POO. Llibreries de classes fonamentals. </text:h>
      <text:h text:style-name="P12" text:outline-level="3"/>
      <text:h text:style-name="P14" text:outline-level="2">Mòdul professional 6: accés a dade<text:span text:style-name="T2">s</text:span></text:h>
      <text:h text:style-name="Heading_20_3" text:outline-level="3">UF 1: persistència en fitxer </text:h>
      <text:h text:style-name="Heading_20_4" text:outline-level="4">1. Gestió de fitxers:</text:h>
      <text:p text:style-name="P1">1.1 Classes associades a les operacions de gestió de fitxers i directoris.</text:p>
      <text:p text:style-name="P1">1.2 Formes d’accés a un fitxer.</text:p>
      <text:p text:style-name="P1">1.3 Classes per a gestió de fluxos de dades des de/cap a fitxers.</text:p>
      <text:p text:style-name="P1">1.4 Treball amb fitxers XML: analitzadors sintàctics (parser) i vinculació (binding).</text:p>
      <text:p text:style-name="P1">1.5 Excepcions: detecció i tractament.</text:p>
      <text:p text:style-name="P1"/>
      <text:h text:style-name="Heading_20_2" text:outline-level="2"><text:soft-page-break/>Mòdul professional 7: desenvolupament d’interfície </text:h>
      <text:h text:style-name="Heading_20_3" text:outline-level="3">UF 1: disseny i implementació d’interfícies </text:h>
      <text:h text:style-name="Heading_20_4" text:outline-level="4">1. Confecció d’interfícies d’usuari:</text:h>
      <text:p text:style-name="P2">1.1 Llibreries de components disponibles; característiques.</text:p>
      <text:p text:style-name="P2">1.2 Eines propietàries i lliures d’edició d’interfícies.</text:p>
      <text:p text:style-name="P2">1.3 Components: característiques i camps d’aplicació.</text:p>
      <text:p text:style-name="P2">1.4 Enllaç de components a orígens de dades.</text:p>
      <text:p text:style-name="P2">1.5 Associació d’accions a esdeveniments.</text:p>
      <text:p text:style-name="P2">1.6 Edició del codi generat per les eines de disseny.</text:p>
      <text:p text:style-name="P2">1.7 Classes, propietats, mètodes.</text:p>
      <text:p text:style-name="P2">1.8 Esdeveniments; escoltadors</text:p>
      <text:p text:style-name="P2"/>
      <text:h text:style-name="Heading_20_2" text:outline-level="2"><text:span text:style-name="T1">M</text:span>òdul professional 8: programació multimèdia i dispositius mòbils </text:h>
      <text:h text:style-name="Heading_20_3" text:outline-level="3">UF 1: desenvolupament d’aplicacions per a dispositius mòbil </text:h>
      <text:p text:style-name="P1"/>
      <text:h text:style-name="Heading_20_4" text:outline-level="4">1. Anàlisi de tecnologies per a aplicacions en dispositius mòbils:</text:h>
      <text:p text:style-name="P2">1.1 Limitacions que planteja l’execució d’aplicacions en dispositius mòbils.</text:p>
      <text:p text:style-name="P2">1.2 Entorns integrats de treball.</text:p>
      <text:p text:style-name="P2">1.3 Mòduls per al desenvolupament d’aplicacions mòbils.</text:p>
      <text:p text:style-name="P2">1.4 Emuladors.</text:p>
      <text:p text:style-name="P2">1.5 Configuracions. Tipus i característiques. Dispositius suportats.</text:p>
      <text:p text:style-name="P2">1.6 Perfils. Característiques. Arquitectura i requeriments. Dispositius suportats.</text:p>
      <text:p text:style-name="P2">1.7 Cicle de vida d’una aplicació: descobriment, instal·lació, execució, actualització i esborrament. 1.8 Modificació d’aplicacions existents.</text:p>
      <text:p text:style-name="P2">1.9 Utilització d’entorns d’execució de l’administrador d’aplicacions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3T16:17:49.829000000</meta:creation-date>
    <dc:date>2022-11-03T17:08:06.785000000</dc:date>
    <meta:editing-duration>PT8M25S</meta:editing-duration>
    <meta:editing-cycles>1</meta:editing-cycles>
    <meta:document-statistic meta:table-count="0" meta:image-count="0" meta:object-count="0" meta:page-count="2" meta:paragraph-count="45" meta:word-count="297" meta:character-count="2152" meta:non-whitespace-character-count="1884"/>
    <meta:generator>LibreOffice/6.1.4.2$Windows_X86_64 LibreOffice_project/9d0f32d1f0b509096fd65e0d4bec26ddd1938fd3</meta:generator>
  </office:meta>
</office:document-meta>
</file>